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22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579cm" fo:break-before="auto" style:use-optimal-row-height="false"/>
    </style:style>
    <style:style style:name="ro9" style:family="table-row">
      <style:table-row-properties style:row-height="2.605cm" fo:break-before="auto" style:use-optimal-row-height="false"/>
    </style:style>
    <style:style style:name="ro10" style:family="table-row">
      <style:table-row-properties style:row-height="3.027cm" fo:break-before="auto" style:use-optimal-row-height="false"/>
    </style:style>
    <style:style style:name="ro11" style:family="table-row">
      <style:table-row-properties style:row-height="2.79cm" fo:break-before="auto" style:use-optimal-row-height="true"/>
    </style:style>
    <style:style style:name="ro12" style:family="table-row">
      <style:table-row-properties style:row-height="2.08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2.21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ro16" style:family="table-row">
      <style:table-row-properties style:row-height="2.263cm" fo:break-before="auto" style:use-optimal-row-height="false"/>
    </style:style>
    <style:style style:name="ro17" style:family="table-row">
      <style:table-row-properties style:row-height="1.579cm" fo:break-before="auto" style:use-optimal-row-height="false"/>
    </style:style>
    <style:style style:name="ro18" style:family="table-row">
      <style:table-row-properties style:row-height="1.894cm" fo:break-before="auto" style:use-optimal-row-height="fals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1.52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style:font-name-asian="Droid Sans Fallback" style:font-name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28" office:value-type="string" calcext:value-type="string">
            <text:p>JpetStore</text:p>
          </table:table-cell>
          <table:table-cell table:style-name="ce28" office:value-type="string" calcext:value-type="string">
            <text:p>Test Designed by:</text:p>
          </table:table-cell>
          <table:table-cell table:style-name="ce37" office:value-type="string" calcext:value-type="string">
            <text:p>Usha Rajappa</text:p>
          </table:table-cell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8" office:value-type="string" calcext:value-type="string">
            <text:p>Dog category</text:p>
          </table:table-cell>
          <table:table-cell table:style-name="ce28" office:value-type="string" calcext:value-type="string">
            <text:p>Test Designed date: </text:p>
          </table:table-cell>
          <table:table-cell table:style-name="ce38" office:value-type="string" calcext:value-type="string">
            <text:p>06-05-2019</text:p>
          </table:table-cell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28"/>
          <table:table-cell table:style-name="ce28" office:value-type="string" calcext:value-type="string">
            <text:p>Test Executed by: </text:p>
          </table:table-cell>
          <table:table-cell table:style-name="ce39"/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28"/>
          <table:table-cell table:style-name="ce28" office:value-type="string" calcext:value-type="string">
            <text:p>Test Execution date: </text:p>
          </table:table-cell>
          <table:table-cell table:style-name="ce40"/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29" table:number-columns-repeated="4"/>
          <table:table-cell table:style-name="ce11" table:number-columns-repeated="3"/>
          <table:table-cell table:style-name="ce29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5"/>
          <table:table-cell table:style-name="ce48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46"/>
          <table:table-cell table:style-name="ce48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0" table:number-columns-repeated="7"/>
          <table:table-cell table:style-name="ce48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1" table:number-columns-repeated="5"/>
          <table:table-cell table:style-name="ce21" table:number-columns-repeated="2"/>
          <table:table-cell table:style-name="ce31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49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Verify Dog Category</text:p>
          </table:table-cell>
          <table:table-cell table:style-name="ce24" office:value-type="string" calcext:value-type="string">
            <text:p>Check Dog Category</text:p>
          </table:table-cell>
          <table:table-cell table:style-name="ce35" office:value-type="string" calcext:value-type="string">
            <text:p>Click on Dog Category in </text:p>
            <text:p>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Dog Category</text:p>
            <text:p/>
          </table:table-cell>
          <table:table-cell table:style-name="ce43" office:value-type="string" calcext:value-type="string">
            <text:p>Redirecting to Dog</text:p>
            <text:p>Category Page</text:p>
          </table:table-cell>
          <table:table-cell table:style-name="ce41" office:value-type="string" calcext:value-type="string">
            <text:p>IT <text:s/>should Redirect to Dog Category Page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0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erify Bulldog Product ID</text:p>
          </table:table-cell>
          <table:table-cell table:style-name="ce32" office:value-type="string" calcext:value-type="string">
            <text:p>Upon Click on Bulldog in Category</text:p>
          </table:table-cell>
          <table:table-cell table:style-name="ce32" office:value-type="string" calcext:value-type="string">
            <text:p>Click on Bulldog Product </text:p>
            <text:p>ID(K9-BD-01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Dog Category</text:span></text:p>
            <text:p><text:span text:style-name="T1">Step3)Click onBulldog Product </text:span></text:p>
            <text:p><text:span text:style-name="T2">ID(K9-BD-01)</text:span></text:p>
            <text:p/>
          </table:table-cell>
          <table:table-cell table:style-name="ce41" office:value-type="string" calcext:value-type="string">
            <text:p>Redirecting to Bulldog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 Bulldog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4" office:value-type="string" calcext:value-type="string">
            <text:p>Verify Poodle Product ID</text:p>
          </table:table-cell>
          <table:table-cell table:style-name="ce32" office:value-type="string" calcext:value-type="string">
            <text:p>Upon Click on Poodle in Category</text:p>
          </table:table-cell>
          <table:table-cell table:style-name="ce32" office:value-type="string" calcext:value-type="string">
            <text:p>Click onPoodle Product </text:p>
            <text:p>ID(K9-PO-02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Dog Category</text:span></text:p>
            <text:p><text:span text:style-name="T1">Step3)Click onPoodle Product </text:span></text:p>
            <text:p><text:span text:style-name="T2">ID(K9-PO-02)</text:span></text:p>
            <text:p/>
          </table:table-cell>
          <table:table-cell table:style-name="ce41" office:value-type="string" calcext:value-type="string">
            <text:p>Redirecting to Poodle Product ID(K9-PO-02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Poodle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4</text:p>
          </table:table-cell>
          <table:table-cell table:style-name="ce24" office:value-type="string" calcext:value-type="string">
            <text:p>Verify Dalmation Product</text:p>
            <text:p>ID</text:p>
          </table:table-cell>
          <table:table-cell table:style-name="ce32" office:value-type="string" calcext:value-type="string">
            <text:p>Upon Click on <text:s/>Dalmation <text:s/>in Category</text:p>
          </table:table-cell>
          <table:table-cell table:style-name="ce32" office:value-type="string" calcext:value-type="string">
            <text:p>Click on  Dalmation  Product </text:p>
            <text:p>ID(K9-DL-01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Dog Category</text:span></text:p>
            <text:p><text:span text:style-name="T1">Step3)Click onDalmation Product </text:span></text:p>
            <text:p><text:span text:style-name="T2">ID(K9-DL-01)</text:span></text:p>
            <text:p/>
          </table:table-cell>
          <table:table-cell table:style-name="ce41" office:value-type="string" calcext:value-type="string">
            <text:p>Redirecting toDalmation Product ID(K9-DL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Dalmation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5</text:p>
          </table:table-cell>
          <table:table-cell table:style-name="ce24" office:value-type="string" calcext:value-type="string">
            <text:p>Verify Golden Retriever</text:p>
            <text:p> Product ID</text:p>
          </table:table-cell>
          <table:table-cell table:style-name="ce32" office:value-type="string" calcext:value-type="string">
            <text:p>Upon Click onGolden Retriever in Category</text:p>
          </table:table-cell>
          <table:table-cell table:style-name="ce32" office:value-type="string" calcext:value-type="string">
            <text:p>Click on Golden Retriever Product ID(K9-RT-01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Dog Category</text:span></text:p>
            <text:p><text:span text:style-name="T1">Step3)Click onGolden Retriever Product </text:span><text:span text:style-name="T3">ID(K9-RT-01)</text:span></text:p>
            <text:p/>
          </table:table-cell>
          <table:table-cell table:style-name="ce41" office:value-type="string" calcext:value-type="string">
            <text:p>Redirecting to Golden Retriever Product ID</text:p>
            <text:p>(K9-RT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Golden Retriever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6</text:p>
          </table:table-cell>
          <table:table-cell table:style-name="ce24" office:value-type="string" calcext:value-type="string">
            <text:p>Verify Labrador Retriever</text:p>
            <text:p> Product ID</text:p>
          </table:table-cell>
          <table:table-cell table:style-name="ce32" office:value-type="string" calcext:value-type="string">
            <text:p>Upon Click on Labrador Retriever in Category</text:p>
          </table:table-cell>
          <table:table-cell table:style-name="ce32" office:value-type="string" calcext:value-type="string">
            <text:p>Click on Labrador Retriever</text:p>
            <text:p>ID(K9-BD-01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Dog Category</text:span></text:p>
            <text:p><text:span text:style-name="T1">Step3)Click on Labrador Retriever Product </text:span><text:span text:style-name="T3">ID(K9-BD-01)</text:span></text:p>
            <text:p/>
          </table:table-cell>
          <table:table-cell table:style-name="ce41" office:value-type="string" calcext:value-type="string">
            <text:p>Redirecting to Labrador Retriever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Labrador Retriever </text:span></text:p>
            <text:p><text:span text:style-name="T2">Category 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7</text:p>
          </table:table-cell>
          <table:table-cell table:style-name="ce24" office:value-type="string" calcext:value-type="string">
            <text:p>Verify Chihuahua</text:p>
            <text:p> Product ID</text:p>
          </table:table-cell>
          <table:table-cell table:style-name="ce32" office:value-type="string" calcext:value-type="string">
            <text:p>Upon Click on Chihuahua in Category</text:p>
          </table:table-cell>
          <table:table-cell table:style-name="ce32" office:value-type="string" calcext:value-type="string">
            <text:p>Click on Chihuahua Product </text:p>
            <text:p>ID(K9-BD-01)</text:p>
          </table:table-cell>
          <table:table-cell table:style-name="ce41" office:value-type="string" calcext:value-type="string">
            <text:p><text:span text:style-name="T1">Step1)Open Home page </text:span></text:p>
            <text:p><text:span text:style-name="T1">Step2)In Home Page Click on Dog Category</text:span></text:p>
            <text:p><text:span text:style-name="T1">Step3)Click on Chihuahua Product </text:span></text:p>
            <text:p><text:span text:style-name="T2">ID(K9-BD-01)</text:span></text:p>
            <text:p/>
          </table:table-cell>
          <table:table-cell table:style-name="ce41" office:value-type="string" calcext:value-type="string">
            <text:p>Redirecting to Chihuahua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Chihuahua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8</text:p>
          </table:table-cell>
          <table:table-cell table:style-name="ce25" office:value-type="string" calcext:value-type="string">
            <text:p>Return To Main Menu </text:p>
          </table:table-cell>
          <table:table-cell table:style-name="ce33" office:value-type="string" calcext:value-type="string">
            <text:p>Redirecting to Main Menu </text:p>
            <text:p>Page</text:p>
          </table:table-cell>
          <table:table-cell table:style-name="ce36" office:value-type="string" calcext:value-type="string">
            <text:p><text:span text:style-name="T1">Redirecting to Main Menu </text:span></text:p>
            <text:p><text:span text:style-name="T1">Page</text:span></text:p>
          </table:table-cell>
          <table:table-cell table:style-name="ce33" office:value-type="string" calcext:value-type="string">
            <text:p>Step1)Click on Return To Main Menu </text:p>
          </table:table-cell>
          <table:table-cell table:style-name="ce33" office:value-type="string" calcext:value-type="string">
            <text:p>Returning to Main Menu </text:p>
            <text:p>Page </text:p>
          </table:table-cell>
          <table:table-cell table:style-name="ce33" office:value-type="string" calcext:value-type="string">
            <text:p>Should return to Main</text:p>
            <text:p>Menu page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9</text:p>
          </table:table-cell>
          <table:table-cell table:style-name="ce25" office:value-type="string" calcext:value-type="string">
            <text:p>Return To Dogs menu</text:p>
          </table:table-cell>
          <table:table-cell table:style-name="ce33" office:value-type="string" calcext:value-type="string">
            <text:p>Redirecting to Dog Menu</text:p>
            <text:p>Page</text:p>
          </table:table-cell>
          <table:table-cell table:style-name="ce36" office:value-type="string" calcext:value-type="string">
            <text:p>Redirecting to <text:s/>Dog Page</text:p>
          </table:table-cell>
          <table:table-cell table:style-name="ce33" office:value-type="string" calcext:value-type="string">
            <text:p>Step1)Click on Return To <text:s/>Dog <text:s/>Menu </text:p>
          </table:table-cell>
          <table:table-cell table:style-name="ce33" office:value-type="string" calcext:value-type="string">
            <text:p>Returning to <text:s/>Dog Page </text:p>
          </table:table-cell>
          <table:table-cell table:style-name="ce33" office:value-type="string" calcext:value-type="string">
            <text:p>Should return to <text:s/>Dog Page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26" office:value-type="string" calcext:value-type="string">
            <text:p><text:span text:style-name="T1">Validating Quantity</text:span></text:p>
            <text:p><text:span text:style-name="T1">Of  Dog Category</text:span></text:p>
          </table:table-cell>
          <table:table-cell table:style-name="ce33" office:value-type="string" calcext:value-type="string">
            <text:p><text:span text:style-name="T2">Quantity(9998) of Products</text:span></text:p>
            <text:p><text:span text:style-name="T2">Avaible in(Male Puppy </text:span></text:p>
            <text:p><text:span text:style-name="T2">Poodle)</text:span></text:p>
          </table:table-cell>
          <table:table-cell table:style-name="ce33" office:value-type="string" calcext:value-type="string">
            <text:p>Add(9981) of products To</text:p>
            <text:p>cart(<text:span text:style-name="T2">Male Puppy Poodle)</text:span>)</text:p>
          </table:table-cell>
          <table:table-cell table:style-name="ce33" office:value-type="string" calcext:value-type="string">
            <text:p>Step1)Add(9981)of products</text:p>
            <text:p><text:span text:style-name="T2">To cart(Male Puppy Poodle))</text:span></text:p>
          </table:table-cell>
          <table:table-cell table:style-name="ce36" office:value-type="string" calcext:value-type="string">
            <text:p><text:span text:style-name="T1">Cart is accepting </text:span></text:p>
            <text:p><text:span text:style-name="T1">The order</text:span></text:p>
          </table:table-cell>
          <table:table-cell table:style-name="ce36" office:value-type="string" calcext:value-type="string">
            <text:p><text:span text:style-name="T1">Cart should accept the</text:span></text:p>
            <text:p><text:span text:style-name="T1">Order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6" office:value-type="string" calcext:value-type="string">
            <text:p><text:span text:style-name="T1">Validating Quantity</text:span></text:p>
            <text:p><text:span text:style-name="T1">Of  Dog Category</text:span></text:p>
          </table:table-cell>
          <table:table-cell table:style-name="ce33" office:value-type="string" calcext:value-type="string">
            <text:p><text:span text:style-name="T2">Quantity(9998) of Products</text:span></text:p>
            <text:p><text:span text:style-name="T2">Avaible in(Male Puppy </text:span></text:p>
            <text:p><text:span text:style-name="T2">Poodle)</text:span></text:p>
          </table:table-cell>
          <table:table-cell table:style-name="ce33" office:value-type="string" calcext:value-type="string">
            <text:p>Add(9999) of products To</text:p>
            <text:p>cart(<text:span text:style-name="T2">Male Puppy Poodle)</text:span>)</text:p>
          </table:table-cell>
          <table:table-cell table:style-name="ce33" office:value-type="string" calcext:value-type="string">
            <text:p>Step1)Add(9999)of products</text:p>
            <text:p><text:span text:style-name="T2">To cart(Male Puppy Poodle))</text:span></text:p>
          </table:table-cell>
          <table:table-cell table:style-name="ce36" office:value-type="string" calcext:value-type="string">
            <text:p><text:span text:style-name="T1">Cart is accepting </text:span></text:p>
            <text:p><text:span text:style-name="T1">The order</text:span></text:p>
          </table:table-cell>
          <table:table-cell table:style-name="ce36" office:value-type="string" calcext:value-type="string">
            <text:p><text:span text:style-name="T1">Cart should not accept the</text:span></text:p>
            <text:p><text:span text:style-name="T1">Order</text:span>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2</text:p>
          </table:table-cell>
          <table:table-cell table:style-name="ce23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Dogs)</text:p>
            <text:p>In Search textBox</text:p>
            <text:p/>
          </table:table-cell>
          <table:table-cell table:style-name="ce35" office:value-type="string" calcext:value-type="string">
            <text:p>Enter valid search text(Fish)</text:p>
          </table:table-cell>
          <table:table-cell table:style-name="ce35" office:value-type="string" calcext:value-type="string">
            <text:p>Step1)Enter valid search Text</text:p>
            <text:p>Step2)Click on Search button</text:p>
          </table:table-cell>
          <table:table-cell table:style-name="ce43" office:value-type="string" calcext:value-type="string">
            <text:p>Products not found</text:p>
          </table:table-cell>
          <table:table-cell table:style-name="ce43" office:value-type="string" calcext:value-type="string">
            <text:p>Should show the Entered items</text:p>
          </table:table-cell>
          <table:table-cell table:style-name="ce23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3</text:p>
          </table:table-cell>
          <table:table-cell table:style-name="ce23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K9-PO-02)ID</text:p>
            <text:p>In Search textBox</text:p>
            <text:p/>
          </table:table-cell>
          <table:table-cell table:style-name="ce35" office:value-type="string" calcext:value-type="string">
            <text:p>Enter valid search text(Fish)</text:p>
          </table:table-cell>
          <table:table-cell table:style-name="ce35" office:value-type="string" calcext:value-type="string">
            <text:p>Step1)Enter valid search Text</text:p>
            <text:p>Step2)Click on Search button</text:p>
          </table:table-cell>
          <table:table-cell table:style-name="ce43" office:value-type="string" calcext:value-type="string">
            <text:p>Products not found</text:p>
          </table:table-cell>
          <table:table-cell table:style-name="ce43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4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Male Adult Bulldog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Male Adult Bulldog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3" office:value-type="string" calcext:value-type="string">
            <text:p>Product should be added</text:p>
            <text:p> To Cart</text:p>
          </table:table-cell>
          <table:table-cell table:style-name="ce25" office:value-type="string" calcext:value-type="string">
            <text:p>Pass </text:p>
          </table:table-cell>
          <table:table-cell table:style-name="ce44"/>
          <table:table-cell table:style-name="ce5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5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Male Puppy Poodle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Male Puppy Poodle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1">Product should be added</text:span></text:p>
            <text:p><text:span text:style-name="T1"> To 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6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Spotless Male Puppy</text:p>
            <text:p>Dalmation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Spotless Male Puppy</text:span></text:p>
            <text:p><text:span text:style-name="T1">Dalmation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1">Product should be added</text:span></text:p>
            <text:p><text:span text:style-name="T1"> To 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7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Adult Female Golden</text:p>
            <text:p>Retriever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Adult Female Golden</text:span></text:p>
            <text:p><text:span text:style-name="T1">Retriever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3" office:value-type="string" calcext:value-type="string">
            <text:p>Product should be added</text:p>
            <text:p> To Cart</text:p>
          </table:table-cell>
          <table:table-cell table:style-name="ce25" office:value-type="string" calcext:value-type="string">
            <text:p>Pass </text:p>
          </table:table-cell>
          <table:table-cell table:style-name="ce44"/>
          <table:table-cell table:style-name="ce5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8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 Adult Male Labrador</text:p>
            <text:p>Retriever 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 Adult Male Labrador</text:span></text:p>
            <text:p><text:span text:style-name="T1">Retriever 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1">Product should be added</text:span></text:p>
            <text:p><text:span text:style-name="T1"> To 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19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Adult Male </text:p>
            <text:p>Chihuahua )</text:p>
          </table:table-cell>
          <table:table-cell table:style-name="ce36" office:value-type="string" calcext:value-type="string">
            <text:p><text:span text:style-name="T1">Add To cart </text:span></text:p>
            <text:p><text:span text:style-name="T1">button( Adult Male </text:span></text:p>
            <text:p><text:span text:style-name="T1">Chihuahua 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1">Product should be added</text:span></text:p>
            <text:p><text:span text:style-name="T1"> To 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1"/>
          <table:table-cell table:number-columns-repeated="1014"/>
        </table:table-row>
        <table:table-row table:style-name="ro3">
          <table:table-cell table:style-name="ce11"/>
          <table:table-cell table:style-name="ce27"/>
          <table:table-cell table:style-name="ce11" table:number-columns-repeated="5"/>
          <table:table-cell table:style-name="ce27"/>
          <table:table-cell table:style-name="ce44"/>
          <table:table-cell table:style-name="ce52"/>
          <table:table-cell table:number-columns-repeated="1014"/>
        </table:table-row>
        <table:table-row table:style-name="ro3" table:number-rows-repeated="314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27"/>
          <table:table-cell table:style-name="ce13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1:01:27.70373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1:02:05.342718216</dc:date>
    <meta:editing-cycles>29</meta:editing-cycles>
    <meta:editing-duration>PT2H7M52S</meta:editing-duration>
    <meta:generator>LibreOffice/4.2.8.2$Linux_X86_64 LibreOffice_project/420m0$Build-2</meta:generator>
    <meta:document-statistic meta:table-count="3" meta:cell-count="182" meta:object-count="0"/>
  </office:meta>
</office:document-meta>
</file>